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
    <style:font-face style:name="Lato" svg:font-family="Lato, sans-serif"/>
    <style:font-face style:name="Libre Franklin" svg:font-family="'Libre Franklin', 'Helvetica Neue', helvetica, arial, sans-serif"/>
    <style:font-face style:name="Lohit Devanagari1" svg:font-family="'Lohit Devanagari'"/>
    <style:font-face style:name="Open Sans" svg:font-family="'Open Sans', Helvetica, Arial, sans-serif"/>
    <style:font-face style:name="Open Sans1" svg:font-family="'Open Sans', arial, verdana"/>
    <style:font-face style:name="PT Serif1" svg:font-family="'PT Serif', Georgia, 'Helvetica Neue', Arial, sans-serif"/>
    <style:font-face style:name="PT Serif" svg:font-family="'PT Serif', Georgia, Times, 'Times New Roman', serif"/>
    <style:font-face style:name="Raleway" svg:font-family="Raleway, sans-serif"/>
    <style:font-face style:name="Vollkorn" svg:font-family="Vollkorn, serif"/>
    <style:font-face style:name="inherit" svg:font-family="inherit"/>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dd43" officeooo:paragraph-rsid="0008dd43"/>
    </style:style>
    <style:style style:name="P2" style:family="paragraph" style:parent-style-name="Standard">
      <style:text-properties officeooo:paragraph-rsid="0008dd43"/>
    </style:style>
    <style:style style:name="P3" style:family="paragraph" style:parent-style-name="Standard">
      <style:text-properties officeooo:rsid="00095273" officeooo:paragraph-rsid="00095273"/>
    </style:style>
    <style:style style:name="P4" style:family="paragraph" style:parent-style-name="Standard">
      <style:text-properties officeooo:rsid="00095273" officeooo:paragraph-rsid="000d2a36"/>
    </style:style>
    <style:style style:name="P5" style:family="paragraph" style:parent-style-name="Standard">
      <style:paragraph-properties fo:text-align="center" style:justify-single-word="false"/>
      <style:text-properties fo:font-size="36pt" fo:font-weight="bold" officeooo:rsid="00095273" officeooo:paragraph-rsid="000be797" style:font-size-asian="36pt" style:font-weight-asian="bold" style:font-size-complex="36pt" style:font-weight-complex="bold"/>
    </style:style>
    <style:style style:name="P6" style:family="paragraph" style:parent-style-name="Text_20_body">
      <style:text-properties officeooo:rsid="00095273" officeooo:paragraph-rsid="00095273"/>
    </style:style>
    <style:style style:name="P7" style:family="paragraph" style:parent-style-name="Text_20_body">
      <style:text-properties officeooo:rsid="00095273" officeooo:paragraph-rsid="000debf0"/>
    </style:style>
    <style:style style:name="P8" style:family="paragraph" style:parent-style-name="Text_20_body">
      <style:text-properties officeooo:rsid="000afbdd" officeooo:paragraph-rsid="000d2a36"/>
    </style:style>
    <style:style style:name="P9" style:family="paragraph" style:parent-style-name="Text_20_body">
      <style:text-properties officeooo:rsid="000b36bc" officeooo:paragraph-rsid="000b36bc"/>
    </style:style>
    <style:style style:name="P10" style:family="paragraph" style:parent-style-name="Text_20_body">
      <style:text-properties officeooo:rsid="000debf0" officeooo:paragraph-rsid="000debf0"/>
    </style:style>
    <style:style style:name="P11" style:family="paragraph" style:parent-style-name="Text_20_body">
      <style:text-properties officeooo:rsid="00109f67" officeooo:paragraph-rsid="00109f67"/>
    </style:style>
    <style:style style:name="P12" style:family="paragraph" style:parent-style-name="Text_20_body">
      <style:text-properties officeooo:rsid="001442cc" officeooo:paragraph-rsid="001442cc"/>
    </style:style>
    <style:style style:name="P13" style:family="paragraph" style:parent-style-name="Text_20_body">
      <style:text-properties officeooo:rsid="001442cc" officeooo:paragraph-rsid="001557b0"/>
    </style:style>
    <style:style style:name="P14" style:family="paragraph" style:parent-style-name="Text_20_body">
      <style:text-properties officeooo:rsid="001442cc" officeooo:paragraph-rsid="001c10a9"/>
    </style:style>
    <style:style style:name="P15" style:family="paragraph" style:parent-style-name="Text_20_body">
      <style:text-properties style:font-name="Liberation Serif" fo:font-size="12pt" style:font-size-asian="12pt" style:font-size-complex="12pt"/>
    </style:style>
    <style:style style:name="P16" style:family="paragraph" style:parent-style-name="Text_20_body">
      <style:text-properties style:font-name="Liberation Serif" fo:font-size="12pt" officeooo:rsid="00109f67" officeooo:paragraph-rsid="00109f67" style:font-size-asian="12pt" style:font-size-complex="12pt"/>
    </style:style>
    <style:style style:name="P17" style:family="paragraph" style:parent-style-name="Text_20_body">
      <style:text-properties style:font-name="Liberation Serif" fo:font-size="12pt" officeooo:rsid="00109f67" officeooo:paragraph-rsid="001557b0" style:font-size-asian="12pt" style:font-size-complex="12pt"/>
    </style:style>
    <style:style style:name="P18" style:family="paragraph" style:parent-style-name="Text_20_body">
      <style:text-properties style:font-name="Liberation Serif" fo:font-size="12pt" officeooo:rsid="000b36bc" officeooo:paragraph-rsid="000d2a36" style:font-size-asian="12pt" style:font-size-complex="12pt"/>
    </style:style>
    <style:style style:name="P19" style:family="paragraph" style:parent-style-name="Text_20_body">
      <style:text-properties style:font-name="Liberation Serif" fo:font-size="12pt" officeooo:rsid="0016f130" officeooo:paragraph-rsid="0016f130" style:font-size-asian="12pt" style:font-size-complex="12pt"/>
    </style:style>
    <style:style style:name="P20" style:family="paragraph" style:parent-style-name="Text_20_body">
      <style:text-properties style:font-name="Liberation Serif" fo:font-size="12pt" officeooo:rsid="001442cc" officeooo:paragraph-rsid="001557b0" style:font-size-asian="12pt" style:font-size-complex="12pt"/>
    </style:style>
    <style:style style:name="P21" style:family="paragraph" style:parent-style-name="Text_20_body">
      <style:text-properties officeooo:paragraph-rsid="001442cc"/>
    </style:style>
    <style:style style:name="P22" style:family="paragraph" style:parent-style-name="Text_20_body">
      <style:text-properties fo:font-size="36pt" officeooo:rsid="001442cc" officeooo:paragraph-rsid="001557b0" style:font-size-asian="36pt" style:font-size-complex="36pt"/>
    </style:style>
    <style:style style:name="P23" style:family="paragraph" style:parent-style-name="Text_20_body">
      <style:text-properties fo:font-size="36pt" fo:font-weight="bold" officeooo:rsid="001442cc" officeooo:paragraph-rsid="001442cc" style:font-size-asian="36pt" style:font-weight-asian="bold" style:font-size-complex="36pt" style:font-weight-complex="bold"/>
    </style:style>
    <style:style style:name="P24" style:family="paragraph" style:parent-style-name="Text_20_body">
      <style:text-properties fo:font-size="12pt" officeooo:rsid="001442cc" officeooo:paragraph-rsid="001557b0" style:font-size-asian="10.5pt" style:font-size-complex="12pt"/>
    </style:style>
    <style:style style:name="P25" style:family="paragraph" style:parent-style-name="Text_20_body">
      <style:text-properties officeooo:rsid="0016f130" officeooo:paragraph-rsid="0016f130"/>
    </style:style>
    <style:style style:name="P26" style:family="paragraph" style:parent-style-name="Text_20_body">
      <style:text-properties officeooo:rsid="0016f130" officeooo:paragraph-rsid="00187110"/>
    </style:style>
    <style:style style:name="P27" style:family="paragraph" style:parent-style-name="Text_20_body">
      <style:text-properties officeooo:rsid="0018c57d" officeooo:paragraph-rsid="0018c57d"/>
    </style:style>
    <style:style style:name="P28" style:family="paragraph" style:parent-style-name="Text_20_body">
      <style:text-properties officeooo:paragraph-rsid="0022c718"/>
    </style:style>
    <style:style style:name="P29" style:family="paragraph" style:parent-style-name="Text_20_body">
      <style:paragraph-properties fo:margin-left="0in" fo:margin-right="0in" fo:margin-top="0in" fo:margin-bottom="0in" loext:contextual-spacing="false" fo:orphans="2" fo:widows="2" fo:text-indent="0in" style:auto-text-indent="false"/>
    </style:style>
    <style:style style:name="P3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1"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2"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3"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1d8d15"/>
    </style:style>
    <style:style style:name="P34"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1e6dfa"/>
    </style:style>
    <style:style style:name="P3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1d5c6f"/>
    </style:style>
    <style:style style:name="P3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rsid="001a7cc3" officeooo:paragraph-rsid="001a7cc3"/>
    </style:style>
    <style:style style:name="P3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rsid="001d5c6f" officeooo:paragraph-rsid="001d5c6f"/>
    </style:style>
    <style:style style:name="P38" style:family="paragraph" style:parent-style-name="Text_20_body">
      <style:paragraph-properties fo:margin-left="0in" fo:margin-right="0in" fo:margin-top="0.302in" fo:margin-bottom="0in" loext:contextual-spacing="false" fo:text-indent="0in" style:auto-text-indent="false"/>
    </style:style>
    <style:style style:name="P39" style:family="paragraph" style:parent-style-name="Heading_20_4">
      <style:text-properties officeooo:paragraph-rsid="0016f130"/>
    </style:style>
    <style:style style:name="T1" style:family="text">
      <style:text-properties officeooo:rsid="0008dd43"/>
    </style:style>
    <style:style style:name="T2" style:family="text">
      <style:text-properties officeooo:rsid="0009c244"/>
    </style:style>
    <style:style style:name="T3" style:family="text">
      <style:text-properties officeooo:rsid="000b36bc"/>
    </style:style>
    <style:style style:name="T4" style:family="text">
      <style:text-properties officeooo:rsid="000be797"/>
    </style:style>
    <style:style style:name="T5" style:family="text">
      <style:text-properties officeooo:rsid="000d2a36"/>
    </style:style>
    <style:style style:name="T6" style:family="text">
      <style:text-properties fo:font-size="36pt" fo:font-weight="bold" officeooo:rsid="00095273" style:font-size-asian="36pt" style:font-weight-asian="bold" style:font-size-complex="36pt" style:font-weight-complex="bold"/>
    </style:style>
    <style:style style:name="T7" style:family="text">
      <style:text-properties fo:font-size="36pt" fo:font-weight="bold" officeooo:rsid="000d2a36" style:font-size-asian="36pt" style:font-weight-asian="bold" style:font-size-complex="36pt" style:font-weight-complex="bold"/>
    </style:style>
    <style:style style:name="T8" style:family="text">
      <style:text-properties officeooo:rsid="000f35e8"/>
    </style:style>
    <style:style style:name="T9" style:family="text">
      <style:text-properties fo:font-variant="normal" fo:text-transform="none" fo:color="#000000" style:font-name="Liberation Serif" fo:font-size="12pt" fo:letter-spacing="normal" fo:font-style="normal" fo:font-weight="normal"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0d2a36"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01557b0" style:font-size-asian="12pt" style:font-size-complex="12pt"/>
    </style:style>
    <style:style style:name="T12" style:family="text">
      <style:text-properties fo:font-variant="normal" fo:text-transform="none" fo:color="#000000" style:font-name="Liberation Serif" fo:font-size="12pt" fo:letter-spacing="normal" fo:font-style="normal" fo:font-weight="normal" officeooo:rsid="0016f130" style:font-size-asian="12pt" style:font-size-complex="12pt"/>
    </style:style>
    <style:style style:name="T13" style:family="text">
      <style:text-properties fo:font-variant="normal" fo:text-transform="none" fo:color="#000000" style:font-name="Liberation Serif" fo:font-size="12pt" fo:letter-spacing="normal" fo:font-style="normal" fo:font-weight="normal" officeooo:rsid="00187110" style:font-size-asian="12pt" style:font-size-complex="12pt"/>
    </style:style>
    <style:style style:name="T14" style:family="text">
      <style:text-properties fo:font-variant="normal" fo:text-transform="none" fo:color="#000000" style:font-name="Liberation Serif" fo:font-size="12pt" fo:letter-spacing="normal" fo:font-style="normal" fo:font-weight="normal" officeooo:rsid="001a7cc3" style:font-size-asian="12pt" style:font-size-complex="12pt"/>
    </style:style>
    <style:style style:name="T15" style:family="text">
      <style:text-properties fo:font-variant="normal" fo:text-transform="none" fo:color="#000000" style:font-name="Liberation Serif" fo:font-size="12pt" fo:letter-spacing="normal" fo:font-style="normal" fo:font-weight="normal" officeooo:rsid="001d5c6f" style:font-size-asian="12pt" style:font-size-complex="12pt"/>
    </style:style>
    <style:style style:name="T16" style:family="text">
      <style:text-properties fo:font-variant="normal" fo:text-transform="none" fo:color="#000000" style:font-name="Liberation Serif" fo:font-size="12pt" fo:letter-spacing="normal" fo:font-style="normal" fo:font-weight="normal" officeooo:rsid="001d8d15" style:font-size-asian="12pt" style:font-size-complex="12pt"/>
    </style:style>
    <style:style style:name="T17" style:family="text">
      <style:text-properties fo:font-variant="normal" fo:text-transform="none" fo:color="#000000" style:font-name="Liberation Serif" fo:font-size="12pt" fo:letter-spacing="normal" fo:font-style="normal" fo:font-weight="normal" style:font-size-asian="12pt" style:font-size-complex="12pt" loext:padding="0in" loext:border="none"/>
    </style:style>
    <style:style style:name="T18" style:family="text">
      <style:text-properties fo:font-variant="normal" fo:text-transform="none" fo:color="#000000" style:font-name="Liberation Serif" fo:font-size="12pt" fo:letter-spacing="normal" fo:font-style="normal" fo:font-weight="normal" officeooo:rsid="001e6dfa" style:font-size-asian="12pt" style:font-size-complex="12pt"/>
    </style:style>
    <style:style style:name="T19" style:family="text">
      <style:text-properties fo:font-variant="normal" fo:text-transform="none" fo:color="#000000" style:font-name="Liberation Serif" fo:font-size="12pt" fo:letter-spacing="normal" fo:font-style="normal" fo:font-weight="normal" officeooo:rsid="001e6dfa" style:font-size-asian="12pt" style:font-size-complex="12pt" loext:padding="0in" loext:border="none"/>
    </style:style>
    <style:style style:name="T20" style:family="text">
      <style:text-properties fo:font-variant="normal" fo:text-transform="none" fo:color="#000000" style:font-name="Liberation Serif" fo:font-size="12pt" fo:letter-spacing="normal" fo:font-style="normal" fo:font-weight="bold" officeooo:rsid="000d2a36" style:font-size-asian="12pt" style:font-size-complex="12pt"/>
    </style:style>
    <style:style style:name="T21" style:family="text">
      <style:text-properties fo:font-variant="normal" fo:text-transform="none" fo:color="#000000" style:font-name="Liberation Serif" fo:font-size="12pt" fo:letter-spacing="normal" fo:font-style="normal" fo:font-weight="bold" officeooo:rsid="001557b0" style:font-size-asian="12pt" style:font-size-complex="12pt"/>
    </style:style>
    <style:style style:name="T22" style:family="text">
      <style:text-properties fo:font-variant="normal" fo:text-transform="none" fo:color="#000000" style:font-name="Liberation Serif" fo:font-size="12pt" fo:letter-spacing="normal" fo:font-style="normal" fo:font-weight="bold" style:font-size-asian="12pt" style:font-size-complex="12pt" loext:padding="0in" loext:border="none"/>
    </style:style>
    <style:style style:name="T23" style:family="text">
      <style:text-properties fo:font-variant="normal" fo:text-transform="none" fo:color="#000000" style:font-name="Liberation Serif" fo:font-size="12pt" fo:letter-spacing="normal" officeooo:rsid="000d2a36" style:font-size-asian="12pt" style:font-size-complex="12pt"/>
    </style:style>
    <style:style style:name="T24" style:family="text">
      <style:text-properties fo:font-variant="normal" fo:text-transform="none" fo:color="#000000" style:font-name="Liberation Serif" fo:font-size="12pt" fo:letter-spacing="normal" fo:font-style="italic" fo:font-weight="normal" officeooo:rsid="000d2a36" style:font-size-asian="12pt" style:font-size-complex="12pt"/>
    </style:style>
    <style:style style:name="T25" style:family="text">
      <style:text-properties fo:font-variant="normal" fo:text-transform="none" fo:color="#000000" style:font-name="Liberation Serif" fo:font-size="12pt" fo:letter-spacing="normal" fo:font-style="italic" fo:font-weight="normal" style:font-size-asian="12pt" style:font-size-complex="12pt" loext:padding="0in" loext:border="none"/>
    </style:style>
    <style:style style:name="T26" style:family="text">
      <style:text-properties fo:font-variant="normal" fo:text-transform="none" fo:color="#000000" style:font-name="Liberation Serif" fo:font-size="12pt" fo:letter-spacing="normal" fo:font-style="italic" fo:font-weight="bold" officeooo:rsid="000d2a36" style:font-size-asian="12pt" style:font-size-complex="12pt"/>
    </style:style>
    <style:style style:name="T27" style:family="text">
      <style:text-properties fo:font-variant="normal" fo:text-transform="none" fo:color="#000000" style:font-name="Liberation Serif" fo:letter-spacing="normal" fo:font-style="normal" fo:font-weight="normal" officeooo:rsid="000d2a36"/>
    </style:style>
    <style:style style:name="T28" style:family="text">
      <style:text-properties fo:font-variant="normal" fo:text-transform="none" fo:color="#000000" style:font-name="Liberation Serif" fo:letter-spacing="normal" fo:font-style="normal" fo:font-weight="normal" officeooo:rsid="001557b0"/>
    </style:style>
    <style:style style:name="T2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d2a36" style:text-blinking="false" fo:background-color="#ffffff" loext:char-shading-value="0" style:font-size-asian="12pt" style:font-size-complex="12pt"/>
    </style:style>
    <style:style style:name="T3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d2a36" style:text-blinking="false" fo:background-color="transparent" loext:char-shading-value="0" style:font-size-asian="12pt" style:font-size-complex="12pt"/>
    </style:style>
    <style:style style:name="T31" style:family="text">
      <style:text-properties fo:font-variant="normal" fo:text-transform="none" fo:color="#000000" fo:letter-spacing="normal" fo:font-style="normal" fo:font-weight="normal"/>
    </style:style>
    <style:style style:name="T32" style:family="text">
      <style:text-properties fo:font-variant="normal" fo:text-transform="none" fo:color="#000000" fo:letter-spacing="normal" fo:font-style="normal" fo:font-weight="normal" officeooo:rsid="000d2a36"/>
    </style:style>
    <style:style style:name="T33" style:family="text">
      <style:text-properties fo:font-variant="normal" fo:text-transform="none" fo:color="#000000" style:font-name="Vollkorn" fo:font-size="12pt" fo:letter-spacing="normal" fo:font-style="normal" fo:font-weight="normal" officeooo:rsid="0016f130" style:font-size-asian="12pt" style:font-size-complex="12pt"/>
    </style:style>
    <style:style style:name="T34" style:family="text">
      <style:text-properties fo:font-variant="normal" fo:text-transform="none" fo:color="#000000" style:font-name="Vollkorn" fo:font-size="12pt" fo:letter-spacing="normal" fo:font-style="normal" fo:font-weight="normal" officeooo:rsid="0022c718" style:font-size-asian="12pt" style:font-size-complex="12pt"/>
    </style:style>
    <style:style style:name="T35" style:family="text">
      <style:text-properties fo:font-variant="normal" fo:text-transform="none" fo:color="#751590" style:font-name="Liberation Serif" fo:font-size="12pt" fo:letter-spacing="normal" fo:font-style="normal" style:text-underline-style="solid" style:text-underline-width="auto" style:text-underline-color="font-color" fo:font-weight="normal" fo:background-color="transparent" loext:char-shading-value="0" style:font-size-asian="12pt" style:font-size-complex="12pt" loext:padding="0in" loext:border="none"/>
    </style:style>
    <style:style style:name="T36" style:family="text">
      <style:text-properties fo:font-variant="normal" fo:text-transform="none" fo:color="#751590" style:font-name="Liberation Serif" fo:font-size="12pt" fo:letter-spacing="normal" fo:font-style="normal" style:text-underline-style="solid" style:text-underline-width="auto" style:text-underline-color="font-color" fo:font-weight="normal" officeooo:rsid="0018c57d" fo:background-color="transparent" loext:char-shading-value="0" style:font-size-asian="12pt" style:font-size-complex="12pt" loext:padding="0in" loext:border="none"/>
    </style:style>
    <style:style style:name="T37" style:family="text">
      <style:text-properties fo:font-variant="normal" fo:text-transform="none" fo:color="#751590" style:font-name="Liberation Serif" fo:font-size="12pt" fo:letter-spacing="normal" fo:font-style="normal" style:text-underline-style="solid" style:text-underline-width="auto" style:text-underline-color="font-color" fo:font-weight="bold" fo:background-color="transparent" loext:char-shading-value="0" style:font-size-asian="12pt" style:font-size-complex="12pt" loext:padding="0in" loext:border="none"/>
    </style:style>
    <style:style style:name="T38" style:family="text">
      <style:text-properties fo:font-variant="normal" fo:text-transform="none" fo:color="#666666" style:font-name="Helvetica" fo:font-size="12pt" fo:letter-spacing="normal" fo:font-style="normal" fo:font-weight="normal" style:font-size-asian="12pt" style:font-size-complex="12pt"/>
    </style:style>
    <style:style style:name="T39" style:family="text">
      <style:text-properties fo:font-variant="normal" fo:text-transform="none" fo:color="#222222" style:font-name="Liberation Serif" fo:font-size="12pt" fo:letter-spacing="normal" fo:font-style="normal" fo:font-weight="normal" style:font-size-asian="12pt" style:font-size-complex="12pt"/>
    </style:style>
    <style:style style:name="T40" style:family="text">
      <style:text-properties fo:font-variant="normal" fo:text-transform="none" fo:color="#222222" style:font-name="sans-serif" fo:font-size="10.5pt" fo:letter-spacing="normal" fo:font-style="normal" fo:font-weight="normal" style:font-size-asian="12pt" style:font-size-complex="12pt"/>
    </style:style>
    <style:style style:name="T41" style:family="text">
      <style:text-properties fo:font-variant="normal" fo:text-transform="none" fo:color="#222222" style:font-name="sans-serif" fo:font-size="10.5pt" fo:letter-spacing="normal" fo:font-style="normal" fo:font-weight="bold" style:font-size-asian="12pt" style:font-size-complex="12pt"/>
    </style:style>
    <style:style style:name="T42" style:family="text">
      <style:text-properties fo:font-variant="normal" fo:text-transform="none" fo:color="#222222" style:text-line-through-style="none" style:text-line-through-type="none" style:font-name="Libre Franklin" fo:letter-spacing="normal" fo:font-style="normal" style:text-underline-style="none" fo:font-weight="bold" officeooo:rsid="00204656" style:text-blinking="false" fo:background-color="transparent" loext:char-shading-value="0"/>
    </style:style>
    <style:style style:name="T43" style:family="text">
      <style:text-properties fo:font-variant="normal" fo:text-transform="none" fo:color="#222222" style:text-line-through-style="none" style:text-line-through-type="none" style:font-name="Libre Franklin" fo:letter-spacing="normal" fo:font-style="normal" style:text-underline-style="none" fo:font-weight="normal" officeooo:rsid="00204656" style:text-blinking="false" fo:background-color="transparent" loext:char-shading-value="0"/>
    </style:style>
    <style:style style:name="T4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font-size-asian="12pt" style:font-size-complex="12pt"/>
    </style:style>
    <style:style style:name="T45" style:family="text">
      <style:text-properties fo:font-variant="normal" fo:text-transform="none" fo:color="#3e3e3e" style:font-name="Liberation Serif" fo:font-size="12pt" fo:letter-spacing="normal" fo:font-style="normal" fo:font-weight="normal" style:font-size-asian="12pt" style:font-size-complex="12pt"/>
    </style:style>
    <style:style style:name="T46" style:family="text">
      <style:text-properties fo:font-variant="normal" fo:text-transform="none" fo:color="#3e3e3e" style:font-name="Liberation Serif" fo:font-size="12pt" fo:letter-spacing="normal" fo:font-style="normal" fo:font-weight="normal" style:font-size-asian="12pt" style:font-size-complex="12pt" loext:padding="0in" loext:border="none"/>
    </style:style>
    <style:style style:name="T47" style:family="text">
      <style:text-properties fo:font-variant="normal" fo:text-transform="none" fo:color="#333333" style:font-name="Libre Franklin" fo:font-size="12pt" fo:letter-spacing="normal" fo:font-style="normal" fo:font-weight="bold" officeooo:rsid="00204656" style:font-size-asian="12pt" style:font-weight-asian="bold" style:font-size-complex="12pt" style:font-weight-complex="bold"/>
    </style:style>
    <style:style style:name="T48" style:family="text">
      <style:text-properties fo:font-variant="normal" fo:text-transform="none" fo:color="#333333" style:font-name="Libre Franklin" fo:font-size="12pt" fo:letter-spacing="normal" fo:font-style="normal" fo:font-weight="normal" officeooo:rsid="00204656" style:font-size-asian="12pt" style:font-size-complex="12pt"/>
    </style:style>
    <style:style style:name="T49" style:family="text">
      <style:text-properties fo:font-variant="normal" fo:text-transform="none" fo:color="#333333" style:font-name="Libre Franklin" fo:font-size="12pt" fo:letter-spacing="normal" fo:font-style="normal" fo:font-weight="normal" officeooo:rsid="00204656" style:font-size-asian="12pt" style:font-weight-asian="normal" style:font-size-complex="12pt" style:font-weight-complex="normal"/>
    </style:style>
    <style:style style:name="T50" style:family="text">
      <style:text-properties fo:font-variant="normal" fo:text-transform="none" fo:color="#333333" style:font-name="Libre Franklin" fo:letter-spacing="normal" fo:font-style="normal" fo:font-weight="bold"/>
    </style:style>
    <style:style style:name="T51" style:family="text">
      <style:text-properties fo:font-variant="normal" fo:text-transform="none" fo:color="#333333" style:font-name="Libre Franklin" fo:letter-spacing="normal" fo:font-style="normal" fo:font-weight="normal"/>
    </style:style>
    <style:style style:name="T52" style:family="text">
      <style:text-properties fo:font-variant="normal" fo:text-transform="none" fo:color="#333333" style:font-name="Libre Franklin" fo:letter-spacing="normal" fo:font-style="normal" fo:font-weight="normal" officeooo:rsid="00204656"/>
    </style:style>
    <style:style style:name="T53" style:family="text">
      <style:text-properties fo:font-variant="normal" fo:text-transform="none" fo:color="#333333" style:font-name="Libre Franklin" fo:letter-spacing="normal" fo:font-style="italic" fo:font-weight="normal"/>
    </style:style>
    <style:style style:name="T54" style:family="text">
      <style:text-properties fo:font-variant="normal" fo:text-transform="none" fo:color="#333333" style:text-line-through-style="none" style:text-line-through-type="none" style:font-name="Libre Franklin" fo:font-size="12pt" fo:letter-spacing="normal" fo:font-style="normal" style:text-underline-style="none" fo:font-weight="normal" officeooo:rsid="00204656" style:text-blinking="false" fo:background-color="#ffffff" loext:char-shading-value="0" style:font-size-asian="12pt" style:font-size-complex="12pt"/>
    </style:style>
    <style:style style:name="T55" style:family="text">
      <style:text-properties style:font-name="Liberation Serif" fo:font-size="12pt" style:font-size-asian="12pt" style:font-size-complex="12pt"/>
    </style:style>
    <style:style style:name="T56" style:family="text">
      <style:text-properties fo:color="#000000" style:font-name="Liberation Serif" fo:font-size="12pt" fo:letter-spacing="normal" fo:font-style="italic" fo:font-weight="normal" officeooo:rsid="000d2a36" style:font-size-asian="12pt" style:font-size-complex="12pt"/>
    </style:style>
    <style:style style:name="fr1"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draw:frame-display-border="false" draw:frame-margin-horizontal="0px" draw:frame-margin-vertical="0px"/>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1" text:anchor-type="page" text:anchor-page-number="1" svg:x="0in" svg:y="0in" svg:width="7.1563in" svg:height="1.7917in" draw:z-index="0">
        <draw:floating-frame draw:frame-name="aswift_1"/>
      </draw:frame>
      <draw:frame draw:style-name="fr1" draw:name="Object2" text:anchor-type="page" text:anchor-page-number="1" svg:x="0in" svg:y="0in" svg:width="7.1563in" svg:height="1.7917in" draw:z-index="1">
        <draw:floating-frame draw:frame-name="aswift_2"/>
      </draw:frame>
      <text:p text:style-name="P1">Agradecimientos</text:p>
      <text:p text:style-name="P1">Por un lado, quisiera agradecer la atención y el esfuerzo dedicado por Alberto Fernández Isabel, tutor de mi proyecto, que desde un primer momento siempre ha estado a mi disposición para cualquier duda que pudiera surgirme.</text:p>
      <text:p text:style-name="P2"><text:span text:style-name="T1">En segundo lugar, en el plano personal, quisiera agradecer a mi familia el apoyo mostrado en todo momento. Ellos me animaron a seguir cuando la meta se veía tan lejana.</text:span></text:p>
      <text:p text:style-name="P1">¡Muchas gracia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5">Resumen<text:tab/></text:p>
      <text:p text:style-name="P3"/>
      <text:p text:style-name="P6"><text:bookmark text:name="075f"/>El procesamiento de lenguajes naturales PLN es un campo de las ciencias de la computación, inteligencia artificial y lingüística que estudia las interacciones entre las computadoras y el lenguaje humano. <text:span text:style-name="T2">Entre las diferentes funcionalidades que nos ofrece el procesado de texto, podemos destacar el cómputo de la semejanza de textos de manera analítica.</text:span></text:p>
      <text:p text:style-name="P8">El objetivo del proyecto de fin de máster consiste en el <text:span text:style-name="T3">desarrollo de un prototipo de herramienta para el </text:span>cálculo de la semejanz<text:span text:style-name="T3">a,</text:span> ya sea entre investigadores o textos, <text:span text:style-name="T3">procedentes del buscador <text:s/>académico de Semantic Scholar. La finalidad es crear una aplicación fácil de usar y funcional, que permita mostrar de manera gráfica las semejanzas. Para tal cometido, se han usado diferentes técnicas de visualización, como pueden ser las herramientas de reducción de la dimensionalidad TSNE o MDS.</text:span></text:p>
      <text:p text:style-name="P8"><text:span text:style-name="T5">En cuanto al tipo de funcionalidad que permite reflejar, podemos citar el cálculo de la semejanza entre autores de papers, semejanza entre textos procedentes del mismo autor o, por último, el análisis de la semejanza entre textos de diferentes autores.</text:span></text:p>
      <text:p text:style-name="P9">Además, se ha añadido como funcionalidad la visualización del grafo <text:span text:style-name="T4">de las relaciones </text:span>de un autor, <text:s/>los coautores de sus obras y los papers que los interrelacionan <text:span text:style-name="T5">(puesto que puede que un paper de investigación esté escrito por más de un autor).</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8"><text:span text:style-name="T7">Summary</text:span><text:span text:style-name="T6"><text:tab/></text:span></text:p>
      <text:p text:style-name="P4"/>
      <text:p text:style-name="P7"><text:bookmark text:name="075f1"/><text:span text:style-name="T5">Natural language processing (NLP) is a field from computer science, artificial intelligence and linguistics which examines the interactions between computers and human language. As far as the functionalities provided by text processing are concerned, we can mention the study of the similarity between texts in an analytic way.</text:span></text:p>
      <text:p text:style-name="P10">The aim of the final work of the master’s degree lie in the development of a tool prototype to calculate similarity, either between professors or texts, from the academic searcher Semantic Scholar. The target is to create a functional and easy to use application, which <text:span text:style-name="T8">allows us to show similarities graphically. To carry out that objective, we have utilized some visualization methods, as the tools related with dimensionality reduction of TSNE or MDS.</text:span></text:p>
      <text:p text:style-name="P11">As for the type of functiality the application allows to show, we can mention the similarity analysis between authors and papers, similarity between text by the same author or, finally, similarity anlysis between texts of different authors.</text:p>
      <text:p text:style-name="P11">Furthermore, we have included as a functionality the graph visualization of the relationships between author, coauthors and the papers interrelating them (a paper may have been written by more than one author).</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3"><text:soft-page-break/>Introducción</text:p>
      <text:p text:style-name="P12">Información General y Contexto</text:p>
      <text:p text:style-name="P12"/>
      <text:p text:style-name="P12"><text:span text:style-name="T10">El </text:span><text:a xlink:type="simple" xlink:href="https://en.wikipedia.org/wiki/Natural_language_processing" office:target-frame-name="_blank" xlink:show="new" text:style-name="Internet_20_link" text:visited-style-name="Visited_20_Internet_20_Link">Procesamiento de Lenguaje Natural o NLP</text:a><text:span text:style-name="T29"> </text:span><text:span text:style-name="T10">es el campo que estudia la </text:span><text:span text:style-name="Strong_20_Emphasis"><text:span text:style-name="T20">comprensión y manipulación del lenguaje natural humano, es decir tal y como nos expresamos por escrito o de viva voz, por parte de un ordenador</text:span></text:span><text:span text:style-name="T10">. Por ello trabaja áreas como el entendimiento por parte de una máquina del lenguaje humano, su percepción o generación. Por ejemplo, un software de traducción aplica NLP, siendo una de sus tareas entender que </text:span><text:span text:style-name="Emphasis"><text:span text:style-name="T56">«Hello»</text:span></text:span><text:span text:style-name="T23"> </text:span><text:span text:style-name="T10">es una palabra inglesa que en castellano se traduce como </text:span><text:span text:style-name="Emphasis"><text:span text:style-name="T56">«Hola»</text:span></text:span><text:span text:style-name="T10">.</text:span></text:p>
      <text:p text:style-name="P21"><text:span text:style-name="T11">El procesamiento de lenguaje natural ha sido un campo de estudio desde la antigëdad. De hecho</text:span><text:span text:style-name="T10"> cuando </text:span><text:span text:style-name="Strong_20_Emphasis"><text:span text:style-name="T20">Alan Turing </text:span></text:span><text:span text:style-name="T10">formula por allá 1950 su famoso test en </text:span><text:a xlink:type="simple" xlink:href="https://en.wikipedia.org/wiki/Computing_Machinery_and_Intelligence" office:target-frame-name="_blank" xlink:show="new" text:style-name="Internet_20_link" text:visited-style-name="Visited_20_Internet_20_Link"><text:span text:style-name="T30">«Computing Machinery and Intelligence»</text:span></text:a><text:span text:style-name="T10">, está fijando las bases del NLP. </text:span><text:span text:style-name="Strong_20_Emphasis"><text:span text:style-name="T20">El NLP, en mayor o menor grado de complejidad, se aplica a múltiples tareas de nuestro día a día</text:span></text:span><text:span text:style-name="T10">, y desde hace bastantes años. Por ejemplo, y como ya se ha comentado, cualquier traducción de texto (por ejemplo un tuit) emplea NLP. De la misma forma, un sistema que extrae información de un email y partir de esos datos sugiere apuntar una cita en la agenda. También es NLP un análisis de sentimiento sobre si una expresión es positiva, negativa o neutra (</text:span><text:span text:style-name="Emphasis"><text:span text:style-name="T24">«Me </text:span></text:span><text:span text:style-name="Emphasis"><text:span text:style-name="Strong_20_Emphasis"><text:span text:style-name="T26">encanta</text:span></text:span></text:span><text:span text:style-name="Emphasis"><text:span text:style-name="T24"> mi nuevo teléfono»</text:span></text:span><text:span text:style-name="T10"> vs </text:span><text:span text:style-name="Emphasis"><text:span text:style-name="T24">«Mi nuevo teléfono va </text:span></text:span><text:span text:style-name="Emphasis"><text:span text:style-name="Strong_20_Emphasis"><text:span text:style-name="T26">lento</text:span></text:span></text:span><text:span text:style-name="Emphasis"><text:span text:style-name="T24">«</text:span></text:span><text:span text:style-name="T10">). Igualmente usan NLP la clasificación de texto para detectar spam en el correo electrónico o la indicación de errores gramaticales mientras se escribe un texto.</text:span></text:p>
      <text:p text:style-name="P14"><text:span text:style-name="T10">El NLP intenta hacer comprensible el lenguaje humano para una máquina en </text:span><text:span text:style-name="Strong_20_Emphasis"><text:span text:style-name="T20">5 grandes áreas</text:span></text:span><text:span text:style-name="T10">: la fonología, la morfología, la sintaxis, la semántica y la pragmática. </text:span><text:span text:style-name="Strong_20_Emphasis"><text:span text:style-name="T20">Su </text:span></text:span><text:span text:style-name="Strong_20_Emphasis"><text:span text:style-name="T21">enemigo</text:span></text:span><text:span text:style-name="Strong_20_Emphasis"><text:span text:style-name="T20"> es la ambigüedad</text:span></text:span><text:span text:style-name="T10">, algo de lo que el lenguaje humano está repleto,</text:span><text:span text:style-name="T11">y</text:span><text:span text:style-name="T10">a sea por el uso de la ironía, el sarcasmo, los registros informales, los errores de pronunciación o escritura, los emojis, la mezcla de idiomas y tantas otras variantes que afectan al lenguaje humano escrito y hablado. <text:s/>Hay progresos obviamente importantes (</text:span><text:span text:style-name="T14">por ejemplo, </text:span><text:span text:style-name="Strong_20_Emphasis"><text:span text:style-name="T20">Siri, Alexa, Google Now o Cortana</text:span></text:span><text:span text:style-name="T10">). Pero todavía hay un camino largo por recorrer, Por tanto, que una máquina sea capaz de comprendernos y dar respuesta no es tarea fácil todavía. </text:span></text:p>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22"><text:soft-page-break/><text:span text:style-name="T27">Objetivos Principales y Método de Trabajo</text:span></text:p>
      <text:p text:style-name="P24"><text:span text:style-name="T28">El objetivo de éste proyecto de final de máster es crear una aplicaciçon que permita, de manera funcional y sencilla, reflejar las semejanzas entre textos y autores de documentos. Además, durante el desarrollo del prototipo se descubrió la fuerte interrelación entre papers académicos <text:s/>autores, por lo que se incluyó como funcionalidad la representación en forma de grafo de los papers académicos y los autores que habían escrito los mismos.</text:span></text:p>
      <text:p text:style-name="P24"><text:span text:style-name="T28"/></text:p>
      <text:p text:style-name="P24"><text:span text:style-name="T28"/></text:p>
      <text:p text:style-name="P24"><text:span text:style-name="T28"/></text:p>
      <text:p text:style-name="P24"><text:span text:style-name="T27">La motivación principal de este proyecto ha sido crear un prototipo para analizar emociones</text:span></text:p>
      <text:p text:style-name="P24"><text:span text:style-name="T27">y relaciones entre términos en textos obtenidos mediante canales RSS. Esta herramienta tiene1.3. ESTRUCTURA DE LA MEMORIA</text:span></text:p>
      <text:p text:style-name="P24"><text:span text:style-name="T27">3</text:span></text:p>
      <text:p text:style-name="P24"><text:span text:style-name="T27">como objetivo producir una representación gráfica sencilla del análisis que permita una interpre-</text:span></text:p>
      <text:p text:style-name="P24"><text:span text:style-name="T27">tación visual. Además, debe estar desarrollado de manera que sirva como base para desarrollos</text:span></text:p>
      <text:p text:style-name="P24"><text:span text:style-name="T27">que lo mejoren y amplı́en su funcionalidad en el futuro.</text:span></text:p>
      <text:p text:style-name="P24"><text:span text:style-name="T27">Tras completar el desarrollo, se ha conseguido crear un marco de trabajo capaz de realizar</text:span></text:p>
      <text:p text:style-name="P24"><text:span text:style-name="T27">los análisis de términos propuestos, generar las gráficas que se han planteado e integrarlas en</text:span></text:p>
      <text:p text:style-name="P24"><text:span text:style-name="T27">una interfaz de usuario. Esta última está orientada a facilitar la visualización de las mismas.</text:span></text:p>
      <text:p text:style-name="P24"><text:span text:style-name="T27">Para alcanzar este objetivo, se ha seguido un modelo de desarrollo iterativo incremental</text:span></text:p>
      <text:p text:style-name="P24"><text:span text:style-name="T27">[14]. Tras cada iteración se ha realizado una fase de pruebas en un entorno controlado con el</text:span></text:p>
      <text:p text:style-name="P24"><text:span text:style-name="T27">fin de asegurar el correcto funcionamiento del módulo desarrollado. De esta forma, cada fase</text:span></text:p>
      <text:p text:style-name="P24"><text:span text:style-name="T27">del desarrollo ha ido aumentando la funcionalidad y la complejidad del proyecto gradualmente,</text:span></text:p>
      <text:p text:style-name="P24"><text:span text:style-name="T27">tomando como base el resultado de la iteración anterior.</text:span></text:p>
      <text:p text:style-name="P22"><text:span text:style-name="T27"/></text:p>
      <text:p text:style-name="P13"><text:span text:style-name="T10"/></text:p>
      <text:p text:style-name="P13"><text:span text:style-name="T10"/></text:p>
      <text:p text:style-name="P13"><text:soft-page-break/><text:span text:style-name="T10"/></text:p>
      <text:p text:style-name="P25"><text:span text:style-name="T10">C</text:span><text:span text:style-name="T9">apítulo 2</text:span></text:p>
      <text:p text:style-name="P25"><text:span text:style-name="T9">Estado del arte</text:span></text:p>
      <text:p text:style-name="P26"><text:span text:style-name="T9">En esta sección nos centraremos en los aspectos generales del procesamiento de lenguaje natural. Se comienza hablando de su definición, seguiremos hablando de los distintos niveles de comprensión, citaremos algunas de sus funcionalidades en el mundo real </text:span><text:span text:style-name="T13">y, por último, hablaremos de las dos corrientes existentes para analizar <text:s/>para analizar el lenguaje. </text:span></text:p>
      <text:p text:style-name="P26"><text:span text:style-name="T9">El </text:span><text:a xlink:type="simple" xlink:href="https://es.wikipedia.org/wiki/Procesamiento_de_lenguajes_naturales" text:style-name="Internet_20_link" text:visited-style-name="Visited_20_Internet_20_Link"><text:span text:style-name="T35">Procesamiento del Lenguaje Natural</text:span></text:a><text:span text:style-name="T9"> o </text:span><text:a xlink:type="simple" xlink:href="https://es.wikipedia.org/wiki/Procesamiento_de_lenguajes_naturales" text:style-name="Internet_20_link" text:visited-style-name="Visited_20_Internet_20_Link"><text:span text:style-name="T35">NLP</text:span></text:a><text:span text:style-name="T9"> es una disciplina que se encuentra en la </text:span><text:span text:style-name="T13">unión de otras</text:span><text:span text:style-name="T9"> de varias ciencias, tales como las </text:span><text:a xlink:type="simple" xlink:href="https://es.wikipedia.org/wiki/Ciencias_de_la_computación" text:style-name="Internet_20_link" text:visited-style-name="Visited_20_Internet_20_Link"><text:span text:style-name="T35">Ciencias de la Computación</text:span></text:a><text:span text:style-name="T9">, la </text:span><text:a xlink:type="simple" xlink:href="https://iaarbook.github.io/" text:style-name="Internet_20_link" text:visited-style-name="Visited_20_Internet_20_Link"><text:span text:style-name="T35">Inteligencia Artificial</text:span></text:a><text:span text:style-name="T9"> y </text:span><text:a xlink:type="simple" xlink:href="https://es.wikipedia.org/wiki/Psicología_cognitiva" text:style-name="Internet_20_link" text:visited-style-name="Visited_20_Internet_20_Link"><text:span text:style-name="T35">Psicología Cognitiva</text:span></text:a><text:span text:style-name="T9">. Su idea central es la de darle a las máquinas la capacidad de leer y comprender los idiomas que hablamos los humanos. La investigación del </text:span><text:a xlink:type="simple" xlink:href="https://es.wikipedia.org/wiki/Procesamiento_de_lenguajes_naturales" text:style-name="Internet_20_link" text:visited-style-name="Visited_20_Internet_20_Link"><text:span text:style-name="T35">Procesamiento del Lenguaje Natural</text:span></text:a><text:span text:style-name="T9"> tiene como objetivo responder a la pregunta de cómo las personas son capaces de comprender el significado de una oración oral / escrita y cómo las personas entienden lo que sucedió, cuándo y dónde sucedió; y las diferencias entre una suposición, una creencia o un hecho.</text:span></text:p>
      <text:p text:style-name="P26"><text:span text:style-name="T9"/></text:p>
      <text:p text:style-name="P27"><text:span text:style-name="T9">NIVELES DE COMPRENSIÓN DEL LENGUAJE</text:span></text:p>
      <text:p text:style-name="P30"><text:span text:style-name="T9">En general, en </text:span><text:a xlink:type="simple" xlink:href="https://es.wikipedia.org/wiki/Procesamiento_de_lenguajes_naturales" text:style-name="Internet_20_link" text:visited-style-name="Visited_20_Internet_20_Link"><text:span text:style-name="T35">Procesamiento del Lenguaje Natural</text:span></text:a><text:span text:style-name="T9"> se utilizan seis niveles de comprensión con el objetivo de descubrir el significado del discurso. Estos niveles son:</text:span></text:p>
      <text:list xml:id="list1124086761" text:style-name="L1">
        <text:list-item>
          <text:p text:style-name="P31"><text:span text:style-name="Strong_20_Emphasis"><text:span text:style-name="T22">Nivel fonético:</text:span></text:span><text:span text:style-name="T9"> Aquí se presta atención a la </text:span><text:a xlink:type="simple" xlink:href="https://es.wikipedia.org/wiki/Fonética" text:style-name="Internet_20_link" text:visited-style-name="Visited_20_Internet_20_Link"><text:span text:style-name="T35">fonética</text:span></text:a><text:span text:style-name="T9">, la forma en que las palabras son pronunciadas. Este nivel es importante cuando procesamos la palabra hablada, no así cuando trabajamos con texto escrito.</text:span></text:p>
        </text:list-item>
        <text:list-item>
          <text:p text:style-name="P31"><text:span text:style-name="Strong_20_Emphasis"><text:span text:style-name="T22">Nivel morfológico:</text:span></text:span><text:span text:style-name="T9"> Aquí nos interesa realizar un análisis </text:span><text:a xlink:type="simple" xlink:href="https://es.wikipedia.org/wiki/Morfología_lingüística" text:style-name="Internet_20_link" text:visited-style-name="Visited_20_Internet_20_Link"><text:span text:style-name="T35">morfológico</text:span></text:a><text:span text:style-name="T9"> del discurso; estudiar la estructura de las palabras para delimitarlas y clasificarlas.</text:span></text:p>
        </text:list-item>
        <text:list-item>
          <text:p text:style-name="P31"><text:bookmark text:name="aswift_1_expand"/><text:bookmark text:name="aswift_1_anchor"/><text:span text:style-name="Strong_20_Emphasis"><text:span text:style-name="T22">Nivel sintáctico:</text:span></text:span><text:span text:style-name="T9"> Aquí se realiza un análisis de </text:span><text:a xlink:type="simple" xlink:href="https://es.wikipedia.org/wiki/Sintaxis" text:style-name="Internet_20_link" text:visited-style-name="Visited_20_Internet_20_Link"><text:span text:style-name="T35">sintaxis</text:span></text:a><text:span text:style-name="T9">, el cual incluye la acción de dividir una oración en cada uno de sus componentes.</text:span></text:p>
        </text:list-item>
        <text:list-item>
          <text:p text:style-name="P31"><text:span text:style-name="Strong_20_Emphasis"><text:span text:style-name="T22">Nivel semántico:</text:span></text:span><text:span text:style-name="T9"> Este nivel es un complemente del anterior, en el análisis </text:span><text:a xlink:type="simple" xlink:href="https://es.wikipedia.org/wiki/Semántica" text:style-name="Internet_20_link" text:visited-style-name="Visited_20_Internet_20_Link"><text:span text:style-name="T35">semántico</text:span></text:a><text:span text:style-name="T9"> se busca entender el significado de la oración. Las palabras pueden tener múltiples significados, la idea es identificar el significado apropiado por medio del contexto de la oración.</text:span></text:p>
        </text:list-item>
        <text:list-item>
          <text:p text:style-name="P31"><text:span text:style-name="Strong_20_Emphasis"><text:span text:style-name="T22">Nivel discursivo:</text:span></text:span><text:span text:style-name="T9"> El nivel discursivo examina el significado de la oración en relación a otra oración en el texto o párrafo del mismo documento.</text:span></text:p>
        </text:list-item>
        <text:list-item>
          <text:p text:style-name="P31"><text:span text:style-name="Strong_20_Emphasis"><text:span text:style-name="T22">Nivel pragmático:</text:span></text:span><text:span text:style-name="T9"> Este nivel se ocupa del análisis de oraciones y cómo se usan en diferentes situaciones. Además, también cómo su significado cambia dependiendo de la situación.</text:span></text:p>
        </text:list-item>
      </text:list>
      <text:p text:style-name="P30"><text:span text:style-name="T9">Todos los niveles descritos </text:span><text:span text:style-name="T15">anteriormente, son inseparables y</text:span><text:span text:style-name="T9"> se complementan entre sí. El objetivo de los sistemas de </text:span><text:a xlink:type="simple" xlink:href="https://es.wikipedia.org/wiki/Procesamiento_de_lenguajes_naturales" text:style-name="Internet_20_link" text:visited-style-name="Visited_20_Internet_20_Link"><text:span text:style-name="T35">NLP</text:span></text:a><text:span text:style-name="T9"> es incluir estas definiciones en una </text:span><text:span text:style-name="Emphasis"><text:span text:style-name="T25">computadora</text:span></text:span><text:span text:style-name="T9"> y luego usarlas para crear una oración estructurada y sin ambigüedades con un significado bien definido.</text:span></text:p>
      <text:p text:style-name="P30"><text:span text:style-name="T9"/></text:p>
      <text:p text:style-name="P30"><text:span text:style-name="T9"/></text:p>
      <text:p text:style-name="P30"><text:span text:style-name="T9"/></text:p>
      <text:p text:style-name="P30"><text:span text:style-name="T9"/></text:p>
      <text:p text:style-name="P36"><text:soft-page-break/><text:span text:style-name="T9">APRENDIZAJE AUTOMÁTICO EN EL PROCESAMIENTO DE LENGUAJE</text:span></text:p>
      <text:p text:style-name="P30"><text:span text:style-name="T9">Los algoritmos de </text:span><text:a xlink:type="simple" xlink:href="https://es.wikipedia.org/wiki/Procesamiento_de_lenguajes_naturales" text:style-name="Internet_20_link" text:visited-style-name="Visited_20_Internet_20_Link"><text:span text:style-name="T35">Procesamiento del Lenguaje Natural</text:span></text:a><text:span text:style-name="T9"> suelen basarse en algoritmos de </text:span><text:a xlink:type="simple" xlink:href="https://iaarbook.github.io/machine-learning/" text:style-name="Internet_20_link" text:visited-style-name="Visited_20_Internet_20_Link">aprendizaje automático</text:a><text:span text:style-name="T35"> </text:span><text:span text:style-name="T36">(machine learning)</text:span><text:span text:style-name="T9">. En lugar de codificar manualmente grandes conjuntos de reglas, el </text:span><text:a xlink:type="simple" xlink:href="https://es.wikipedia.org/wiki/Procesamiento_de_lenguajes_naturales" text:style-name="Internet_20_link" text:visited-style-name="Visited_20_Internet_20_Link"><text:span text:style-name="T35">NLP</text:span></text:a><text:span text:style-name="T9">  </text:span><text:span text:style-name="T13">usa </text:span><text:a xlink:type="simple" xlink:href="https://iaarbook.github.io/machine-learning/" text:style-name="Internet_20_link" text:visited-style-name="Visited_20_Internet_20_Link"><text:span text:style-name="T35">aprendizaje automático</text:span></text:a><text:span text:style-name="T9"> para aprender estas reglas automáticamente analizando un conjunto de ejemplos y haciendo una </text:span><text:a xlink:type="simple" xlink:href="https://es.wikipedia.org/wiki/Estadística_inferencial" text:style-name="Internet_20_link" text:visited-style-name="Visited_20_Internet_20_Link"><text:span text:style-name="T35">inferencia estadística</text:span></text:a><text:span text:style-name="T9">. En general, cuanto más datos analizados, más preciso será el modelo. Estos algoritmos pueden ser utilizados en algunas de las siguientes aplicaciones:</text:span></text:p>
      <text:p text:style-name="P30"><text:span text:style-name="T9"/></text:p>
      <text:p text:style-name="P37"><text:span text:style-name="T9">Resumenes de textos</text:span></text:p>
      <text:p text:style-name="P37"><text:span text:style-name="T9">El </text:span><text:span text:style-name="Emphasis"><text:span text:style-name="T9">resumen automático </text:span></text:span><text:span text:style-name="T9">permite generar automáticamente breves resúmenes de documentos. Esta tarea es muy importante con el creciente número de documentos que hay en la red y la necesidad de recuperar el contenido. Tradicionalmente es una tarea que se ha llevado a cabo en documentos muy estructurados, por ser más coherentes y contener frases y párrafos clave para describir las ideas principales de un texto. Actualmente también se aplica a textos cortos, no formales y no demasiado estructurados.</text:span></text:p>
      <text:p text:style-name="P35"><text:span text:style-name="T9"/></text:p>
      <text:p text:style-name="P35"><text:span text:style-name="T9"/></text:p>
      <text:list xml:id="list1867296608" text:style-name="L2">
        <text:list-item>
          <text:p text:style-name="P32"><text:span text:style-name="Strong_20_Emphasis"><text:span text:style-name="T22">Crear chatbots:</text:span></text:span><text:span text:style-name="Strong_20_Emphasis"><text:span text:style-name="T17"> </text:span></text:span><text:span text:style-name="Strong_20_Emphasis"><text:span text:style-name="T19">consiste en </text:span></text:span><text:span text:style-name="Strong_20_Emphasis"><text:span text:style-name="T46">un software de Inteligencia Artificial (I.A.) diseñado para realizar una serie de tareas de manera independiente y sin la ayuda de un humano. Por ejemplo, los bots podrían hacer una reserva en un hotel o marcar una fecha en el calendario de nuestro smartphone. </text:span></text:span><text:span text:style-name="T45">El modelo más habitual es el del robot virtual con la capacidad  de simular una conversación con una persona, y por ello, cada vez están más presentes en el mundo digital.</text:span></text:p>
        </text:list-item>
        <text:list-item>
          <text:p text:style-name="P33"><text:bookmark text:name="aswift_2_expand"/><text:bookmark text:name="aswift_2_anchor"/><text:span text:style-name="Strong_20_Emphasis"><text:span text:style-name="T22">Generar automáticamente </text:span></text:span><text:a xlink:type="simple" xlink:href="https://es.wikipedia.org/wiki/Etiquetado_gramatical" text:style-name="Internet_20_link" text:visited-style-name="Visited_20_Internet_20_Link"><text:span text:style-name="Strong_20_Emphasis"><text:span text:style-name="T37">etiquetas de palabras clave</text:span></text:span></text:a><text:span text:style-name="T9">: Con </text:span><text:a xlink:type="simple" xlink:href="https://es.wikipedia.org/wiki/Procesamiento_de_lenguajes_naturales" text:style-name="Internet_20_link" text:visited-style-name="Visited_20_Internet_20_Link"><text:span text:style-name="T35">NLP</text:span></text:a><text:span text:style-name="T9"> también podemos realizar un análisis de contenido aprovechando el algoritmo de </text:span><text:a xlink:type="simple" xlink:href="https://es.wikipedia.org/wiki/Latent_Dirichlet_Allocation" text:style-name="Internet_20_link" text:visited-style-name="Visited_20_Internet_20_Link"><text:span text:style-name="T35">LDA</text:span></text:a><text:span text:style-name="T9"> para asignar palabras claves a párrafos del texto. </text:span><text:span text:style-name="T16">Mediante ésta técnica es p</text:span><text:span text:style-name="T38">osible asignar automáticamente términos de indexación a un texto para facilitar su posterior recuperación. Las unidades léxicas extraídas representan los conceptos propios de un documento y son propuestas como candidatos descriptores para los documentos a indexar. </text:span></text:p>
        </text:list-item>
        <text:list-item>
          <text:p text:style-name="P32"><text:a xlink:type="simple" xlink:href="https://es.wikipedia.org/wiki/Reconocimiento_de_entidades_nombradas" text:style-name="Internet_20_link" text:visited-style-name="Visited_20_Internet_20_Link"><text:span text:style-name="Strong_20_Emphasis"><text:span text:style-name="T37">Reconocer entidades</text:span></text:span></text:a><text:span text:style-name="T9">: <text:s/></text:span><text:span text:style-name="T40">El </text:span><text:span text:style-name="T41">Reconocimiento de entidades nombradas</text:span><text:span text:style-name="T39"> </text:span><text:span text:style-name="T40">(NER por sus siglas en inglés) (también conocido como </text:span><text:span text:style-name="T41">extracción de entidades</text:span><text:span text:style-name="T40">) es una tarea de </text:span><text:a xlink:type="simple" xlink:href="https://es.wikipedia.org/wiki/Extracción_de_la_información" text:style-name="Internet_20_link" text:visited-style-name="Visited_20_Internet_20_Link"><text:span text:style-name="T44">extracción de información</text:span></text:a><text:span text:style-name="T39"> </text:span><text:span text:style-name="T40">que busca localizar y clasificar en categorías predefinidas, como personas, organizaciones, lugares, expresiones de tiempo y cantidades, las entidades nombradas encontradas en un texto.</text:span></text:p>
        </text:list-item>
        <text:list-item>
          <text:p text:style-name="P34"><text:a xlink:type="simple" xlink:href="https://es.wikipedia.org/wiki/Análisis_de_sentimiento" text:style-name="Internet_20_link" text:visited-style-name="Visited_20_Internet_20_Link"><text:span text:style-name="Strong_20_Emphasis"><text:span text:style-name="T37">Análisis de sentimiento</text:span></text:span></text:a><text:span text:style-name="T9">: </text:span><text:span text:style-name="T18">El análisis de sentimiento es una de las funcionalidades más usadas</text:span><text:span text:style-name="T9"> </text:span><text:span text:style-name="T18">de NLP . Mediante el análisis de sentimiento se intenta analizar el cuerpo de un texto para analizar un texto y la opinión expresada en él. Para ello se cuentifica dicho sentimiento por la polaridad, que podrá ser positiva, negativa o neutra. La polaridad de todo el documento. El análisis de sentimientos funciona mejor en textos con un contexto subjetivo que en aquellos que tienen un caracter ojetivo. </text:span><text:span text:style-name="T55"><text:line-break/></text:span></text:p>
        </text:list-item>
      </text:list>
      <text:p text:style-name="P19"><text:span text:style-name="T31"/></text:p>
      <text:p text:style-name="P19"><text:span text:style-name="T31"/></text:p>
      <text:p text:style-name="P19"><text:soft-page-break/><text:span text:style-name="T31">Técnicas de RI utilizadas: Stemming y Lematización</text:span></text:p>
      <text:p text:style-name="P19"><text:span text:style-name="Strong_20_Emphasis"><text:span text:style-name="T50">Tokenizar</text:span></text:span><text:span text:style-name="T51">: separar palabras del texto en entidades llamadas </text:span><text:span text:style-name="Emphasis"><text:span text:style-name="T53">tokens</text:span></text:span><text:span text:style-name="T51">, con las que trabajaremos luego. Deberemos pensar si utilizaremos los signos de puntuación como token, si daremos importancia o no a las mayúsculas y si unificamos palabras similares en un mismo token. </text:span><text:span text:style-name="T52">En el caso de nuestro proyecto, no tendrán importancia para los análisis que estamos realizando.</text:span></text:p>
      <text:p text:style-name="P19"><text:a xlink:type="simple" xlink:href="https://medium.com/greyatom/an-introduction-to-bag-of-words-in-nlp-ac967d43b428" office:target-frame-name="_blank" xlink:show="new" text:style-name="Internet_20_link" text:visited-style-name="Visited_20_Internet_20_Link"><text:span text:style-name="Strong_20_Emphasis"><text:span text:style-name="T42">Bag of words</text:span></text:span></text:a><text:a xlink:type="simple" xlink:href="https://medium.com/greyatom/an-introduction-to-bag-of-words-in-nlp-ac967d43b428" office:target-frame-name="_blank" xlink:show="new" text:style-name="Internet_20_link" text:visited-style-name="Visited_20_Internet_20_Link"><text:span text:style-name="T43">:</text:span></text:a><text:span text:style-name="T52"> es una manera de representar el vocabulario que utilizaremos en nuestro modelo y consiste en crear una matriz en la que cada columna es un token y se contabilizará la cantidad de veces que aparece ese token en cada oración (representadas en cada fila).</text:span></text:p>
      <text:p text:style-name="P28"><text:span text:style-name="T49">La </text:span><text:span text:style-name="T47">similitud</text:span><text:span text:style-name="T48"> coseno: La similitud coseno es una medida de la similitud existente entre dos </text:span><text:a xlink:type="simple" xlink:href="https://es.wikipedia.org/wiki/Vector" text:style-name="Internet_20_link" text:visited-style-name="Visited_20_Internet_20_Link"><text:span text:style-name="T54">vectores</text:span></text:a><text:span text:style-name="T48"> en un </text:span><text:a xlink:type="simple" xlink:href="https://es.wikipedia.org/wiki/Espacio_vectorial" text:style-name="Internet_20_link" text:visited-style-name="Visited_20_Internet_20_Link"><text:span text:style-name="T54">espacio</text:span></text:a><text:span text:style-name="T48"> que posee un </text:span><text:a xlink:type="simple" xlink:href="https://es.wikipedia.org/wiki/Espacio_prehilbertiano" text:style-name="Internet_20_link" text:visited-style-name="Visited_20_Internet_20_Link"><text:span text:style-name="T54">producto interior</text:span></text:a><text:span text:style-name="T48"> con el que se evalúa el valor del </text:span><text:a xlink:type="simple" xlink:href="https://es.wikipedia.org/wiki/Coseno" text:style-name="Internet_20_link" text:visited-style-name="Visited_20_Internet_20_Link"><text:span text:style-name="T54">coseno</text:span></text:a><text:span text:style-name="T48"> del ángulo comprendido entre ellos. Esta </text:span><text:a xlink:type="simple" xlink:href="https://es.wikipedia.org/wiki/Función_trigonométrica" text:style-name="Internet_20_link" text:visited-style-name="Visited_20_Internet_20_Link"><text:span text:style-name="T54">función trigonométrica</text:span></text:a><text:span text:style-name="T48"> proporciona un valor igual a 1 si el </text:span><text:a xlink:type="simple" xlink:href="https://es.wikipedia.org/wiki/Ángulo" text:style-name="Internet_20_link" text:visited-style-name="Visited_20_Internet_20_Link"><text:span text:style-name="T54">ángulo</text:span></text:a><text:span text:style-name="T48"> comprendido es cero, es decir si ambos vectores apuntan a un mismo lugar. De esta forma, el valor de esta métrica se encuentra entre -1 y 1, es decir en el intervalo cerrado [-1,1]. </text:span><text:line-break/></text:p>
      <text:h text:style-name="P39" text:outline-level="4"><text:span text:style-name="T12"> </text:span><text:span text:style-name="T33">Jaccard Similarity: </text:span><text:bookmark text:name="12e2"/><text:span text:style-name="T34">Es una medida de similitud que se basa en el número de palabras comunes en todo los textos. Cuantos más terminos sean comunes, más similitud habrá entre ambos textos. Toma el valor entre 0 y 1, Si el resultado es 1, ambos textos son indénticos. Si no hay ninguna palabra en común, es resultado es 0. Nosotros lo usaremos en nuestro proyecto para encontrar el autor con mayor semejanza con el autor introducido por el usuario (puede que el usuario no introduzca exactamente el nombre de un autor por faltas ortográficas, por ejemplo). En nuestro caso, se compararán caracter a caracter el nombre del autor introducido en búsqueda del autor que se asemeje más a dicho autor.</text:span></text:h>
      <text:p text:style-name="P19"><text:span text:style-name="T31"/></text:p>
      <text:p text:style-name="P20"><text:span text:style-name="T32"/></text:p>
      <text:p text:style-name="P20"><text:span text:style-name="T32"/></text:p>
      <text:p text:style-name="P20"><text:span text:style-name="T32"/></text:p>
      <text:p text:style-name="P20"><text:span text:style-name="T32"/></text:p>
      <text:p text:style-name="P17"><text:span text:style-name="T32"/></text:p>
      <text:p text:style-name="P17"><text:span text:style-name="T32"/></text:p>
      <text:p text:style-name="P12"><text:span text:style-name="Strong_20_Emphasis"><text:span text:style-name="T20">¿Cómo intenta un ordenador analizar nuestras palabras y sus múltiples significados y variantes?</text:span></text:span><text:span text:style-name="T10"> Hay dos grandes corrientes: </text:span><text:span text:style-name="Strong_20_Emphasis"><text:span text:style-name="T20">la simbólica y la estadística</text:span></text:span><text:span text:style-name="T10">.</text:span></text:p>
      <text:p text:style-name="P12"><text:span text:style-name="T10">La aproximación </text:span><text:span text:style-name="Strong_20_Emphasis"><text:span text:style-name="T20">simbólica</text:span></text:span><text:span text:style-name="T10"> consiste en un sistema de reglas del estilo </text:span><text:span text:style-name="Emphasis"><text:span text:style-name="T24">«Si ocurre esto, haz eso»</text:span></text:span><text:span text:style-name="T10">, y hasta los años 80 fue la dominante bajo las teorías lingüísticas de Chomsky. Puede llegar a generar </text:span><text:soft-page-break/><text:span text:style-name="T10">árboles de reglas realmente complejos, y para un humano resulta más sencillo de entender y predecir su comportamiento. La </text:span><text:span text:style-name="Strong_20_Emphasis"><text:span text:style-name="T20">estadística</text:span></text:span><text:span text:style-name="T10"> es más moderna y explotó con la aparición de las técnicas de </text:span><text:span text:style-name="Emphasis"><text:span text:style-name="T24">machine learning</text:span></text:span><text:span text:style-name="T10"> o aprendizaje automático y la abundancia de datos proporcionados por Internet. </text:span><text:a xlink:type="simple" xlink:href="https://blog.law.cornell.edu/voxpop/2010/05/17/weaving-the-legal-semantic-web-with-natural-language-processing/" office:target-frame-name="_blank" xlink:show="new" text:style-name="Internet_20_link" text:visited-style-name="Visited_20_Internet_20_Link"><text:span text:style-name="T30">Muy simplificadamente</text:span></text:a><text:span text:style-name="T10">, consiste en anotar y estructurar una serie de textos relacionados con la materia que nos interesa (por ejemplo, contratos de alquiler). Es decir, textos que el software puede comprender sin dificultad. A partir de esos primeros datos anotados, se crea un modelo estadístico al que se le comenzarán a proporcionar datos no anotados ni estructurados, que el algoritmo por su cuenta deberá comenzar a estructurar y clasificar de acuerdo a la información inicialmente suministrada. La base del modelo estadístico es que con suficientes datos previos, puede predecirse estadísticamente el tipo de palabras que se usarán en una frase. De modo que con relativamente menos trabajo, y muchos datos, se puede avanzar de forma más rápida y eficiente en una tarea como el NLP.</text:span></text:p>
      <text:p text:style-name="P29"><text:span text:style-name="Strong_20_Emphasis"><text:span text:style-name="T20">A día de hoy se usan casi por igual</text:span></text:span><text:span text:style-name="T10">, incluso se combinan, aunque parece que el método estadístico se ha colocado a la cabeza.</text:span></text:p>
      <text:p text:style-name="P12"><text:span text:style-name="T10">El NLP intenta hacer comprensible el lenguaje humano para una máquina en </text:span><text:span text:style-name="Strong_20_Emphasis"><text:span text:style-name="T20">5 grandes áreas</text:span></text:span><text:span text:style-name="T10">: la fonología, la morfología, la sintaxis, la semántica y la pragmática. </text:span><text:span text:style-name="Strong_20_Emphasis"><text:span text:style-name="T20">Su archienemigo es la ambigüedad</text:span></text:span><text:span text:style-name="T10">, algo de lo que el lenguaje humano está repleto. Ya sea por el uso de la ironía, el sarcasmo, los registros informales, los errores de pronunciación o escritura, los emojis, la mezcla de idiomas y tantas otras variantes que afectan al lenguaje humano escrito y hablado.</text:span></text:p>
      <text:p text:style-name="P11"><text:span text:style-name="T10">Por tanto, que una máquina sea capaz de comprendernos y dar respuesta no es tarea fácil todavía. Hay progresos obviamente importantes (véase el caso de asistentes inteligentes como </text:span><text:span text:style-name="Strong_20_Emphasis"><text:span text:style-name="T20">Siri, Alexa, Google Now o Cortana</text:span></text:span><text:span text:style-name="T10">). Pero todavía hay un camino largo por recorrer, especialmente cuando el software debe entender más allá de áreas o dominios muy concretos. De ahí que cuando un software señale que habla y entiende como un humano, ya que en su ficha técnica diga usar NLP, </text:span><text:span text:style-name="Strong_20_Emphasis"><text:span text:style-name="T20">eso </text:span></text:span><text:span text:style-name="T20">deba tomarse con una razonable reserva</text:span><text:span text:style-name="T10">.</text:span></text:p>
      <text:p text:style-name="P15"><text:line-break/></text:p>
      <text:p text:style-name="P16"/>
      <text:p text:style-name="P18"/>
      <text:p text:style-name="P1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
    <style:font-face style:name="Lato" svg:font-family="Lato, sans-serif"/>
    <style:font-face style:name="Libre Franklin" svg:font-family="'Libre Franklin', 'Helvetica Neue', helvetica, arial, sans-serif"/>
    <style:font-face style:name="Lohit Devanagari1" svg:font-family="'Lohit Devanagari'"/>
    <style:font-face style:name="Open Sans" svg:font-family="'Open Sans', Helvetica, Arial, sans-serif"/>
    <style:font-face style:name="Open Sans1" svg:font-family="'Open Sans', arial, verdana"/>
    <style:font-face style:name="PT Serif1" svg:font-family="'PT Serif', Georgia, 'Helvetica Neue', Arial, sans-serif"/>
    <style:font-face style:name="PT Serif" svg:font-family="'PT Serif', Georgia, Times, 'Times New Roman', serif"/>
    <style:font-face style:name="Raleway" svg:font-family="Raleway, sans-serif"/>
    <style:font-face style:name="Vollkorn" svg:font-family="Vollkorn, serif"/>
    <style:font-face style:name="inherit" svg:font-family="inherit"/>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13:03:54.393072648</meta:creation-date>
    <dc:date>2019-05-15T19:09:58.385737946</dc:date>
    <meta:editing-duration>PT46M1S</meta:editing-duration>
    <meta:editing-cycles>7</meta:editing-cycles>
    <meta:generator>LibreOffice/6.0.7.3$Linux_X86_64 LibreOffice_project/00m0$Build-3</meta:generator>
    <meta:document-statistic meta:table-count="0" meta:image-count="0" meta:object-count="2" meta:page-count="11" meta:paragraph-count="68" meta:word-count="2664" meta:character-count="16671" meta:non-whitespace-character-count="14063"/>
  </office:meta>
</office:document-meta>
</file>